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9.91pt"/>
    </style:style>
    <style:style style:name="co2" style:family="table-column">
      <style:table-column-properties fo:break-before="auto" style:column-width="195.85pt"/>
    </style:style>
    <style:style style:name="co3" style:family="table-column">
      <style:table-column-properties fo:break-before="auto" style:column-width="155.54pt"/>
    </style:style>
    <style:style style:name="co4" style:family="table-column">
      <style:table-column-properties fo:break-before="auto" style:column-width="146.55pt"/>
    </style:style>
    <style:style style:name="co5" style:family="table-column">
      <style:table-column-properties fo:break-before="auto" style:column-width="73.59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160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est_20_Cas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ce5cd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4" style:family="text">
      <style:text-properties style:font-style-complex="normal" fo:color="#000000" fo:text-shadow="none" style:font-style-asian="normal" style:font-weight-complex="normal" style:font-weight-asian="normal" style:font-size-complex="11pt" style:font-size-asian="11pt" style:font-name-complex="Arial" style:text-outline="false" fo:font-style="normal" style:text-line-through-type="none" style:text-underline-style="none" style:text-underline-color="font-color" fo:font-weight="normal" fo:font-size="11pt" style:font-name="Arial" style:text-position="0% 100%"/>
    </style:style>
    <style:style style:name="T5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style:font-weight-complex="bold" fo:font-weight="bold" style:font-weight-asian="bold"/>
    </style:style>
    <style:style style:name="T6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normal" style:font-weight-asian="normal" style:font-weight-complex="normal"/>
    </style:style>
    <style:style style:name="T7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bold" style:font-weight-asian="bold" style:font-weight-complex="bold"/>
    </style:style>
    <style:style style:name="T8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o Do&quot;;&quot;Complete&quot;;&quot;Blocked&quot;)" table:allow-empty-cell="true" table:display-list="unsorted" table:base-cell-address="'Test Cases'.E3">
          <table:error-message table:message-type="stop" table:display="true"/>
        </table:content-validation>
        <table:content-validation table:name="val2" table:condition="of:cell-content-is-in-list(&quot;Pass&quot;;&quot;Pass (With Conditions)&quot;;&quot;Fail&quot;)" table:allow-empty-cell="true" table:display-list="unsorted" table:base-cell-address="'Test Cases'.F3">
          <table:error-message table:message-type="stop" table:display="true"/>
        </table:content-validation>
      </table:content-validations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est Case </text:p>
          </table:table-cell>
          <table:table-cell table:style-name="ce1" office:value-type="string" calcext:value-type="string">
            <text:p>Test Steps </text:p>
          </table:table-cell>
          <table:table-cell table:style-name="ce1" office:value-type="string" calcext:value-type="string">
            <text:p>Expected Behaviour 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sult </text:p>
          </table:table-cell>
          <table:table-cell table:style-name="ce1" office:value-type="string" calcext:value-type="string">
            <text:p>Defect ID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 table:number-columns-spanned="28" table:number-rows-spanned="1">
            <text:p>Area: Login</text:p>
          </table:table-cell>
          <table:covered-table-cell table:number-columns-repeated="27"/>
          <table:table-cell table:number-columns-repeated="99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alidation: Unable to access account with empty details </text:p>
          </table:table-cell>
          <table:table-cell table:style-name="ce3" office:value-type="string" calcext:value-type="string">
            <text:p>Navigate to /Account/Login page </text:p>
            <text:p>1. Submit login form with no input in either field </text:p>
            <text:p>2. Submit login form with empty email address field </text:p>
            <text:p>3. Submit login form with empty password field</text:p>
          </table:table-cell>
          <table:table-cell table:style-name="ce3" office:value-type="string" calcext:value-type="string">
            <text:p>&gt; Login fails </text:p>
            <text:p>&gt; Validation error message presented </text:p>
          </table:table-cell>
          <table:table-cell table:style-name="ce3" table:content-validation-name="val1" office:value-type="string" calcext:value-type="string">
            <text:p>Blocked</text:p>
          </table:table-cell>
          <table:table-cell table:style-name="ce3" table:content-validation-name="val2"/>
          <table:table-cell table:style-name="ce3"/>
          <table:table-cell table:style-name="ce4" office:value-type="string" calcext:value-type="string">
            <text:p>No authentication services are configured.</text:p>
          </table:table-cell>
          <table:table-cell table:style-name="ce3" table:number-columns-repeated="20"/>
          <table:table-cell table:number-columns-repeated="99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nable to access account with incorrect details </text:p>
          </table:table-cell>
          <table:table-cell table:style-name="ce3" office:value-type="string" calcext:value-type="string">
            <text:p>1. Submit login form with invalid email address </text:p>
            <text:p>2. Submit login form with valid email address and incorrect password </text:p>
          </table:table-cell>
          <table:table-cell table:style-name="ce3" office:value-type="string" calcext:value-type="string">
            <text:p>&gt; Login fails </text:p>
            <text:p>&gt; Login error message presented </text:p>
          </table:table-cell>
          <table:table-cell table:style-name="ce3" table:content-validation-name="val1" office:value-type="string" calcext:value-type="string">
            <text:p>Blocked</text:p>
          </table:table-cell>
          <table:table-cell table:style-name="ce3" table:content-validation-name="val2"/>
          <table:table-cell table:style-name="ce3" table:number-columns-repeated="22"/>
          <table:table-cell table:number-columns-repeated="99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Customer details are prefilled after selecting </text:span><text:span text:style-name="T2">Remember me? </text:span><text:span text:style-name="T3">checkbox </text:span></text:p>
          </table:table-cell>
          <table:table-cell table:style-name="ce3" office:value-type="string" calcext:value-type="string">
            <text:p><text:span text:style-name="T8">1. Enter valid email address and password </text:span></text:p>
            <text:p><text:span text:style-name="T1">2. Select </text:span><text:span text:style-name="T2">Remember me? </text:span><text:span text:style-name="T3">checkbox </text:span></text:p>
            <text:p><text:span text:style-name="T1">3. Select </text:span><text:span text:style-name="T2">Log in </text:span><text:span text:style-name="T3">button </text:span></text:p>
            <text:p><text:span text:style-name="T8">4. After being logged in, log out of account </text:span></text:p>
            <text:p><text:span text:style-name="T8">5. Navigate to login page again </text:span></text:p>
          </table:table-cell>
          <table:table-cell table:style-name="ce3" office:value-type="string" calcext:value-type="string">
            <text:p>Email address is prepopulated on returning to the login page. </text:p>
          </table:table-cell>
          <table:table-cell table:style-name="ce3" table:content-validation-name="val1" office:value-type="string" calcext:value-type="string">
            <text:p>Blocked</text:p>
          </table:table-cell>
          <table:table-cell table:style-name="ce3" table:content-validation-name="val2"/>
          <table:table-cell table:style-name="ce3"/>
          <table:table-cell table:style-name="ce3" office:value-type="string" calcext:value-type="string">
            <text:p>Confirm behaviour - Should email and password be remembered, or just email?</text:p>
          </table:table-cell>
          <table:table-cell table:style-name="ce3" table:number-columns-repeated="20"/>
          <table:table-cell table:number-columns-repeated="99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avigation: Able to navigate to Registration page </text:p>
          </table:table-cell>
          <table:table-cell table:style-name="ce3" office:value-type="string" calcext:value-type="string">
            <text:p><text:span text:style-name="T1">1. Select </text:span><text:span text:style-name="T2">Register as a new user </text:span><text:span text:style-name="T3">link </text:span></text:p>
          </table:table-cell>
          <table:table-cell table:style-name="ce3" office:value-type="string" calcext:value-type="string">
            <text:p>Redirected to Registration page </text:p>
            <text:p>URL contains: /Account/Register </text:p>
          </table:table-cell>
          <table:table-cell table:style-name="ce3" table:content-validation-name="val1" office:value-type="string" calcext:value-type="string">
            <text:p>Complete</text:p>
          </table:table-cell>
          <table:table-cell table:style-name="ce3" table:content-validation-name="val2" office:value-type="string" calcext:value-type="string">
            <text:p>Pass</text:p>
          </table:table-cell>
          <table:table-cell table:style-name="ce3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 table:number-columns-spanned="28" table:number-rows-spanned="1">
            <text:p>Area: Registration </text:p>
          </table:table-cell>
          <table:covered-table-cell table:number-columns-repeated="27"/>
          <table:table-cell table:number-columns-repeated="99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alidation: Unable to create an account with an invalid email address </text:p>
          </table:table-cell>
          <table:table-cell table:style-name="ce3" table:number-columns-repeated="2"/>
          <table:table-cell table:style-name="ce3" table:content-validation-name="val1" office:value-type="string" calcext:value-type="string">
            <text:p>To Do</text:p>
          </table:table-cell>
          <table:table-cell table:style-name="ce3" table:content-validation-name="val2"/>
          <table:table-cell table:style-name="ce3" table:number-columns-repeated="22"/>
          <table:table-cell table:number-columns-repeated="99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alidation: Unable to create an account with an invalid password format </text:p>
          </table:table-cell>
          <table:table-cell table:style-name="ce3" table:number-columns-repeated="2"/>
          <table:table-cell table:style-name="ce3" table:content-validation-name="val1" office:value-type="string" calcext:value-type="string">
            <text:p>To Do</text:p>
          </table:table-cell>
          <table:table-cell table:style-name="ce3" table:content-validation-name="val2"/>
          <table:table-cell table:style-name="ce3"/>
          <table:table-cell table:style-name="ce3" office:value-type="string" calcext:value-type="string">
            <text:p>Confirm password requirements - Min/Max length, spaces allowed, special characters, numbers</text:p>
          </table:table-cell>
          <table:table-cell table:style-name="ce3" table:number-columns-repeated="20"/>
          <table:table-cell table:number-columns-repeated="99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4">Validation: Unable to create an account with mismatched </text:span><text:span text:style-name="T5">Password </text:span><text:span text:style-name="T6">and </text:span><text:span text:style-name="T7">Confirm password </text:span><text:span text:style-name="T6">inputs </text:span></text:p>
          </table:table-cell>
          <table:table-cell table:style-name="ce3" table:number-columns-repeated="2"/>
          <table:table-cell table:style-name="ce3" table:content-validation-name="val1" office:value-type="string" calcext:value-type="string">
            <text:p>To Do</text:p>
          </table:table-cell>
          <table:table-cell table:style-name="ce3" table:content-validation-name="val2"/>
          <table:table-cell table:style-name="ce3"/>
          <table:table-cell/>
          <table:table-cell table:style-name="ce3" table:number-columns-repeated="20"/>
          <table:table-cell table:number-columns-repeated="99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alidation: Unable to create an account with empty input </text:p>
          </table:table-cell>
          <table:table-cell table:style-name="ce3" table:number-columns-repeated="2"/>
          <table:table-cell table:style-name="ce3" table:content-validation-name="val1" office:value-type="string" calcext:value-type="string">
            <text:p>To Do</text:p>
          </table:table-cell>
          <table:table-cell table:style-name="ce3" table:content-validation-name="val2"/>
          <table:table-cell table:style-name="ce3" table:number-columns-repeated="22"/>
          <table:table-cell table:number-columns-repeated="996"/>
        </table:table-row>
        <table:table-row table:style-name="ro1">
          <table:table-cell table:style-name="ce2" office:value-type="string" calcext:value-type="string" table:number-columns-spanned="28" table:number-rows-spanned="1">
            <text:p>Area: Home Page</text:p>
          </table:table-cell>
          <table:covered-table-cell table:number-columns-repeated="27"/>
          <table:table-cell table:number-columns-repeated="99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Navigation: Able to navigate to all pages via header</text:p>
          </table:table-cell>
          <table:table-cell table:style-name="ce3"/>
          <table:table-cell table:style-name="ce3" office:value-type="string" calcext:value-type="string">
            <text:p>&gt; Successfully redirected to Home, About, Contact, Register and Login pages </text:p>
            <text:p>&gt; No error messages are presented </text:p>
          </table:table-cell>
          <table:table-cell table:style-name="ce3" table:content-validation-name="val1" office:value-type="string" calcext:value-type="string">
            <text:p>Complete</text:p>
          </table:table-cell>
          <table:table-cell table:style-name="ce3" table:content-validation-name="val2" office:value-type="string" calcext:value-type="string">
            <text:p>Fai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avigation: Able to navigate to all pages via buttons in content </text:p>
          </table:table-cell>
          <table:table-cell table:style-name="ce3"/>
          <table:table-cell table:style-name="ce3" office:value-type="string" calcext:value-type="string">
            <text:p>&gt; Successfully redirected to Buy energy, Sell energy and Learn more pages</text:p>
            <text:p>&gt; No error messages are presented  </text:p>
          </table:table-cell>
          <table:table-cell table:style-name="ce3" table:content-validation-name="val1" office:value-type="string" calcext:value-type="string">
            <text:p>Complete</text:p>
          </table:table-cell>
          <table:table-cell table:style-name="ce3" table:content-validation-name="val2" office:value-type="string" calcext:value-type="string">
            <text:p>Pass (With Conditions)</text:p>
          </table:table-cell>
          <table:table-cell table:style-name="ce3"/>
          <table:table-cell table:style-name="ce3" office:value-type="string" calcext:value-type="string">
            <text:p>Sell energy page is under maintenance </text:p>
          </table:table-cell>
          <table:table-cell table:style-name="ce3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 table:number-columns-spanned="28" table:number-rows-spanned="1">
            <text:p>Area: Buy Energy</text:p>
          </table:table-cell>
          <table:covered-table-cell table:number-columns-repeated="27"/>
          <table:table-cell table:number-columns-repeated="99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Able to reset data </text:p>
          </table:table-cell>
          <table:table-cell table:style-name="ce3" office:value-type="string" calcext:value-type="string">
            <text:p>Select Reset button </text:p>
          </table:table-cell>
          <table:table-cell table:style-name="ce3" office:value-type="string" calcext:value-type="string">
            <text:p>Resets page values to:</text:p>
            <text:p>Gas: 3000 Units </text:p>
            <text:p>Nuclear: 0 Units </text:p>
            <text:p>Electricity: 4322 Units </text:p>
            <text:p>Oil: 20 Units </text:p>
          </table:table-cell>
          <table:table-cell table:style-name="ce3" table:content-validation-name="val1" office:value-type="string" calcext:value-type="string">
            <text:p>Complete</text:p>
          </table:table-cell>
          <table:table-cell table:style-name="ce3" table:content-validation-name="val2" office:value-type="string" calcext:value-type="string">
            <text:p>Pass</text:p>
          </table:table-cell>
          <table:table-cell table:style-name="ce3" table:number-columns-repeated="22"/>
          <table:table-cell table:number-columns-repeated="99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Validate behaviour of Gas</text:p>
          </table:table-cell>
          <table:table-cell table:style-name="ce3" office:value-type="string" calcext:value-type="string">
            <text:p>Enter more than 3000 units </text:p>
          </table:table-cell>
          <table:table-cell table:style-name="ce3" office:value-type="string" calcext:value-type="string">
            <text:p>Error presented </text:p>
          </table:table-cell>
          <table:table-cell table:style-name="ce3" table:content-validation-name="val1" office:value-type="string" calcext:value-type="string">
            <text:p>Complete</text:p>
          </table:table-cell>
          <table:table-cell table:style-name="ce3" table:content-validation-name="val2" office:value-type="string" calcext:value-type="string">
            <text:p>Fail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Enter less than 0 units </text:p>
          </table:table-cell>
          <table:table-cell table:style-name="ce3" office:value-type="string" calcext:value-type="string">
            <text:p>Error presented </text:p>
          </table:table-cell>
          <table:table-cell table:style-name="ce3" table:content-validation-name="val1" office:value-type="string" calcext:value-type="string">
            <text:p>Complete</text:p>
          </table:table-cell>
          <table:table-cell table:style-name="ce3" table:content-validation-name="val2" office:value-type="string" calcext:value-type="string">
            <text:p>Fail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Enter 0 units </text:p>
          </table:table-cell>
          <table:table-cell table:style-name="ce3" office:value-type="string" calcext:value-type="string">
            <text:p>Error presented </text:p>
          </table:table-cell>
          <table:table-cell table:style-name="ce3" table:content-validation-name="val1" office:value-type="string" calcext:value-type="string">
            <text:p>Complete</text:p>
          </table:table-cell>
          <table:table-cell table:style-name="ce3" table:content-validation-name="val2" office:value-type="string" calcext:value-type="string">
            <text:p>Fail</text:p>
          </table:table-cell>
          <table:table-cell table:style-name="ce3" table:number-columns-repeated="22"/>
          <table:table-cell table:number-columns-repeated="99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Enter between 1 and 3000 units </text:p>
          </table:table-cell>
          <table:table-cell table:style-name="ce3" office:value-type="string" calcext:value-type="string">
            <text:p>&gt; No error </text:p>
            <text:p>&gt; Presented with success page - correct number of remaining units is presented </text:p>
            <text:p>&gt; Returning to Buy energy page shows correct number deducted from Quantity available</text:p>
          </table:table-cell>
          <table:table-cell table:style-name="ce3" table:content-validation-name="val1" office:value-type="string" calcext:value-type="string">
            <text:p>Complete</text:p>
          </table:table-cell>
          <table:table-cell table:style-name="ce3" table:content-validation-name="val2" office:value-type="string" calcext:value-type="string">
            <text:p>Pass</text:p>
          </table:table-cell>
          <table:table-cell table:style-name="ce3" table:number-columns-repeated="22"/>
          <table:table-cell table:number-columns-repeated="99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Enter non-numerical characters and special characters </text:p>
          </table:table-cell>
          <table:table-cell table:style-name="ce3" office:value-type="string" calcext:value-type="string">
            <text:p>Error presented </text:p>
          </table:table-cell>
          <table:table-cell table:style-name="ce3" table:content-validation-name="val1" office:value-type="string" calcext:value-type="string">
            <text:p>Complete</text:p>
          </table:table-cell>
          <table:table-cell table:style-name="ce3" table:content-validation-name="val2" office:value-type="string" calcext:value-type="string">
            <text:p>Pass</text:p>
          </table:table-cell>
          <table:table-cell table:style-name="ce3" table:number-columns-repeated="22"/>
          <table:table-cell table:number-columns-repeated="99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Enter numerical special characters (decimal)</text:p>
          </table:table-cell>
          <table:table-cell table:style-name="ce3" office:value-type="string" calcext:value-type="string">
            <text:p>No error? </text:p>
          </table:table-cell>
          <table:table-cell table:style-name="ce3" table:content-validation-name="val1" office:value-type="string" calcext:value-type="string">
            <text:p>Complete</text:p>
          </table:table-cell>
          <table:table-cell table:style-name="ce3" table:content-validation-name="val2" office:value-type="string" calcext:value-type="string">
            <text:p>Fai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arify if decimals are allowed or whole numbers only.</text:p>
          </table:table-cell>
          <table:table-cell table:style-name="ce3" table:number-columns-repeated="20"/>
          <table:table-cell table:number-columns-repeated="99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Validate behaviour of Electricity </text:p>
          </table:table-cell>
          <table:table-cell table:style-name="ce4" office:value-type="string" calcext:value-type="string">
            <text:p>Run same tests as Gas </text:p>
          </table:table-cell>
          <table:table-cell table:style-name="ce3"/>
          <table:table-cell table:style-name="ce3" table:content-validation-name="val1" office:value-type="string" calcext:value-type="string">
            <text:p>Complete</text:p>
          </table:table-cell>
          <table:table-cell table:style-name="ce3" table:content-validation-name="val2"/>
          <table:table-cell table:style-name="ce3" table:number-columns-repeated="22"/>
          <table:table-cell table:number-columns-repeated="99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Validate behaviour of Oil </text:p>
          </table:table-cell>
          <table:table-cell table:style-name="ce4" office:value-type="string" calcext:value-type="string">
            <text:p>Run same tests as Gas </text:p>
          </table:table-cell>
          <table:table-cell table:style-name="ce3"/>
          <table:table-cell table:style-name="ce3" table:content-validation-name="val1" office:value-type="string" calcext:value-type="string">
            <text:p>Complete</text:p>
          </table:table-cell>
          <table:table-cell table:style-name="ce3" table:content-validation-name="val2"/>
          <table:table-cell table:style-name="ce3" table:number-columns-repeated="22"/>
          <table:table-cell table:number-columns-repeated="996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Able to return to Buy energy page</text:p>
          </table:table-cell>
          <table:table-cell table:style-name="ce3" office:value-type="string" calcext:value-type="string">
            <text:p><text:span text:style-name="T1">On purchase success page, select </text:span><text:span text:style-name="T2">Buy more</text:span><text:span text:style-name="T3"> button</text:span></text:p>
          </table:table-cell>
          <table:table-cell table:style-name="ce3" office:value-type="string" calcext:value-type="string">
            <text:p>Returned to Buy Energy page</text:p>
          </table:table-cell>
          <table:table-cell table:style-name="ce3" table:content-validation-name="val1" office:value-type="string" calcext:value-type="string">
            <text:p>Complete</text:p>
          </table:table-cell>
          <table:table-cell table:style-name="ce3" table:content-validation-name="val2" office:value-type="string" calcext:value-type="string">
            <text:p>Pass</text:p>
          </table:table-cell>
          <table:table-cell table:style-name="ce3" table:number-columns-repeated="22"/>
          <table:table-cell table:number-columns-repeated="996"/>
        </table:table-row>
        <table:table-row table:style-name="ro1">
          <table:table-cell table:style-name="ce3" table:number-columns-repeated="28"/>
          <table:table-cell table:number-columns-repeated="996"/>
        </table:table-row>
        <table:table-row table:style-name="ro1">
          <table:table-cell table:style-name="ce3" table:number-columns-repeated="28"/>
          <table:table-cell table:number-columns-repeated="996"/>
        </table:table-row>
        <table:table-row table:style-name="ro1" table:number-rows-repeated="978">
          <table:table-cell table:style-name="ce3" table:number-columns-repeated="28"/>
          <table:table-cell table:number-columns-repeated="996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s" style:display-name="PageStyle_Test Ca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0" meta:object-count="0"/>
    <meta:generator>LibreOfficeDev/6.0.5.2$Linux_X86_64 LibreOffice_project/</meta:generator>
  </office:meta>
</office:document-meta>
</file>